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color="#0000ff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537cm" svg:height="0.721cm" svg:x="8.463cm" svg:y="18.779cm">
          <draw:text-box>
            <text:p><text:span text:style-name="T1">Properties View for editing object attributes</text:span></text:p>
          </draw:text-box>
        </draw:frame>
        <draw:frame draw:style-name="gr1" draw:text-style-name="P1" draw:layer="layout" svg:width="2.263cm" svg:height="0.721cm" svg:x="1cm" svg:y="15cm">
          <draw:text-box>
            <text:p><text:span text:style-name="T1">Overview</text:span></text:p>
          </draw:text-box>
        </draw:frame>
        <draw:frame draw:style-name="gr1" draw:text-style-name="P1" draw:layer="layout" svg:width="3.11cm" svg:height="0.721cm" svg:x="0.9cm" svg:y="7.779cm">
          <draw:text-box>
            <text:p><text:span text:style-name="T1">File Navigator</text:span></text:p>
          </draw:text-box>
        </draw:frame>
        <draw:frame draw:style-name="gr1" draw:text-style-name="P1" draw:layer="layout" svg:width="8.825cm" svg:height="0.721cm" svg:x="3.5cm" svg:y="1.279cm">
          <draw:text-box>
            <text:p><text:span text:style-name="T1">Layout and Structure Based Editing Buttons </text:span></text:p>
          </draw:text-box>
        </draw:frame>
        <draw:frame draw:style-name="gr1" draw:text-style-name="P1" draw:layer="layout" svg:width="4.215cm" svg:height="0.721cm" svg:x="18cm" svg:y="1.279cm">
          <draw:text-box>
            <text:p><text:span text:style-name="T1">KIELER Main Menu</text:span></text:p>
          </draw:text-box>
        </draw:frame>
        <draw:frame draw:style-name="gr2" draw:text-style-name="P2" draw:layer="layout" svg:width="18.49cm" svg:height="16.05cm" svg:x="4.01cm" svg:y="2.5cm">
          <draw:image xlink:href="../Bildschirmfoto%202010-01-18%20um%2017.39.51.png" xlink:type="simple" xlink:show="embed" xlink:actuate="onLoad">
            <text:p/>
          </draw:image>
        </draw:frame>
        <draw:frame draw:style-name="gr1" draw:text-style-name="P1" draw:layer="layout" svg:width="2.712cm" svg:height="0.721cm" svg:x="23.288cm" svg:y="8.579cm">
          <draw:text-box>
            <text:p><text:span text:style-name="T1">Tool Palette</text:span></text:p>
          </draw:text-box>
        </draw:frame>
        <draw:frame draw:style-name="gr1" draw:text-style-name="P1" draw:layer="layout" svg:width="5.84cm" svg:height="0.721cm" svg:x="22.7cm" svg:y="4.279cm">
          <draw:text-box>
            <text:p><text:span text:style-name="T1">SyncCharts Diagram Editors</text:span></text:p>
          </draw:text-box>
        </draw:frame>
        <draw:line draw:style-name="gr3" draw:text-style-name="P2" draw:layer="layout" svg:x1="3.5cm" svg:y1="15.4cm" svg:x2="5cm" svg:y2="15.4cm">
          <text:p/>
        </draw:line>
        <draw:line draw:style-name="gr3" draw:text-style-name="P2" draw:layer="layout" svg:x1="4cm" svg:y1="8.2cm" svg:x2="5.5cm" svg:y2="8.2cm">
          <text:p/>
        </draw:line>
        <draw:line draw:style-name="gr3" draw:text-style-name="P2" draw:layer="layout" svg:x1="7.2cm" svg:y1="2.1cm" svg:x2="6.7cm" svg:y2="3.6cm">
          <text:p/>
        </draw:line>
        <draw:line draw:style-name="gr3" draw:text-style-name="P2" draw:layer="layout" svg:x1="7.2cm" svg:y1="2.1cm" svg:x2="8.5cm" svg:y2="3.5cm">
          <text:p/>
        </draw:line>
        <draw:line draw:style-name="gr3" draw:text-style-name="P2" draw:layer="layout" svg:x1="18cm" svg:y1="2cm" svg:x2="17cm" svg:y2="2.5cm">
          <text:p/>
        </draw:line>
        <draw:line draw:style-name="gr3" draw:text-style-name="P2" draw:layer="layout" svg:x1="22.7cm" svg:y1="4.7cm" svg:x2="15.2cm" svg:y2="6.2cm">
          <text:p/>
        </draw:line>
        <draw:line draw:style-name="gr3" draw:text-style-name="P2" draw:layer="layout" svg:x1="23.4cm" svg:y1="8.9cm" svg:x2="21.4cm" svg:y2="7.9cm">
          <text:p/>
        </draw:line>
        <draw:line draw:style-name="gr3" draw:text-style-name="P2" draw:layer="layout" svg:x1="12.7cm" svg:y1="18.8cm" svg:x2="12.7cm" svg:y2="17.3cm">
          <text:p/>
        </draw:line>
      </draw:page>
      <draw:page draw:name="page2" draw:style-name="dp1" draw:master-page-name="Standard">
        <draw:frame draw:style-name="gr2" draw:text-style-name="P2" draw:layer="layout" svg:width="15cm" svg:height="11.2cm" svg:x="6.875cm" svg:y="4.494cm">
          <draw:image xlink:href="../thinkcharts-graphics.png" xlink:type="simple" xlink:show="embed" xlink:actuate="onLoad">
            <text:p/>
          </draw:image>
        </draw:frame>
        <draw:frame draw:style-name="gr1" draw:text-style-name="P1" draw:layer="layout" svg:width="2.5cm" svg:height="0.721cm" svg:x="9cm" svg:y="2.779cm">
          <draw:text-box>
            <text:p><text:span text:style-name="T1">Root State</text:span></text:p>
          </draw:text-box>
        </draw:frame>
        <draw:line draw:style-name="gr3" draw:text-style-name="P2" draw:layer="layout" svg:x1="11.6cm" svg:y1="3.2cm" svg:x2="13.5cm" svg:y2="4.5cm">
          <text:p/>
        </draw:line>
        <draw:frame draw:style-name="gr1" draw:text-style-name="P1" draw:layer="layout" svg:width="4.405cm" svg:height="0.721cm" svg:x="1.5cm" svg:y="4.779cm">
          <draw:text-box>
            <text:p><text:span text:style-name="T1">Interface Declaration</text:span></text:p>
          </draw:text-box>
        </draw:frame>
        <draw:line draw:style-name="gr3" draw:text-style-name="P2" draw:layer="layout" svg:x1="5.5cm" svg:y1="5.5cm" svg:x2="6.9cm" svg:y2="5.7cm">
          <text:p/>
        </draw:line>
        <draw:frame draw:style-name="gr1" draw:text-style-name="P1" draw:layer="layout" svg:width="2.593cm" svg:height="0.721cm" svg:x="3cm" svg:y="6.5cm">
          <draw:text-box>
            <text:p><text:span text:style-name="T1">Initial State</text:span></text:p>
          </draw:text-box>
        </draw:frame>
        <draw:line draw:style-name="gr3" draw:text-style-name="P2" draw:layer="layout" svg:x1="5.5cm" svg:y1="7cm" svg:x2="8.749cm" svg:y2="7.391cm">
          <text:p/>
        </draw:line>
        <draw:frame draw:style-name="gr1" draw:text-style-name="P1" draw:layer="layout" svg:width="2.526cm" svg:height="0.721cm" svg:x="18.854cm" svg:y="5.264cm">
          <draw:text-box>
            <text:p><text:span text:style-name="T1">Final State</text:span></text:p>
          </draw:text-box>
        </draw:frame>
        <draw:line draw:style-name="gr3" draw:text-style-name="P2" draw:layer="layout" svg:x1="20.215cm" svg:y1="5.815cm" svg:x2="19.618cm" svg:y2="7.825cm">
          <text:p/>
        </draw:line>
        <draw:frame draw:style-name="gr1" draw:text-style-name="P1" draw:layer="layout" svg:width="2.97cm" svg:height="0.721cm" svg:x="7.897cm" svg:y="6.061cm">
          <draw:text-box>
            <text:p><text:span text:style-name="T1">Normal State</text:span></text:p>
          </draw:text-box>
        </draw:frame>
        <draw:line draw:style-name="gr3" draw:text-style-name="P2" draw:layer="layout" svg:x1="10.787cm" svg:y1="6.467cm" svg:x2="12.064cm" svg:y2="6.956cm">
          <text:p/>
        </draw:line>
        <draw:frame draw:style-name="gr1" draw:text-style-name="P1" draw:layer="layout" svg:width="2.856cm" svg:height="1.191cm" svg:x="12.568cm" svg:y="5.768cm">
          <draw:text-box>
            <text:p><text:span text:style-name="T1">Conditional</text:span></text:p>
            <text:p><text:span text:style-name="T1">Pseudostate</text:span></text:p>
          </draw:text-box>
        </draw:frame>
        <draw:line draw:style-name="gr3" draw:text-style-name="P2" draw:layer="layout" svg:x1="15.27cm" svg:y1="6.413cm" svg:x2="16.9cm" svg:y2="7.2cm">
          <text:p/>
        </draw:line>
        <draw:frame draw:style-name="gr1" draw:text-style-name="P1" draw:layer="layout" svg:width="3.779cm" svg:height="0.721cm" svg:x="6.577cm" svg:y="15.846cm">
          <draw:text-box>
            <text:p><text:span text:style-name="T1">Transition Trigger</text:span></text:p>
          </draw:text-box>
        </draw:frame>
        <draw:line draw:style-name="gr3" draw:text-style-name="P2" draw:layer="layout" svg:x1="8.939cm" svg:y1="15.787cm" svg:x2="9.999cm" svg:y2="13.396cm">
          <text:p/>
        </draw:line>
        <draw:frame draw:style-name="gr1" draw:text-style-name="P1" draw:layer="layout" svg:width="3.584cm" svg:height="0.721cm" svg:x="1.808cm" svg:y="9.364cm">
          <draw:text-box>
            <text:p><text:span text:style-name="T1">Parallel Regions</text:span></text:p>
          </draw:text-box>
        </draw:frame>
        <draw:line draw:style-name="gr3" draw:text-style-name="P2" draw:layer="layout" svg:x1="5.6cm" svg:y1="9.7cm" svg:x2="7.146cm" svg:y2="7.961cm">
          <text:p/>
        </draw:line>
        <draw:line draw:style-name="gr3" draw:text-style-name="P2" draw:layer="layout" svg:x1="5.6cm" svg:y1="9.7cm" svg:x2="6.983cm" svg:y2="10.026cm">
          <text:p/>
        </draw:line>
        <draw:line draw:style-name="gr3" draw:text-style-name="P2" draw:layer="layout" svg:x1="5.6cm" svg:y1="9.7cm" svg:x2="7.798cm" svg:y2="11.521cm">
          <text:p/>
        </draw:line>
        <draw:frame draw:style-name="gr1" draw:text-style-name="P1" draw:layer="layout" svg:width="5.463cm" svg:height="0.721cm" svg:x="21.77cm" svg:y="7.138cm">
          <draw:text-box>
            <text:p><text:span text:style-name="T1">Anonymous Simple States</text:span></text:p>
          </draw:text-box>
        </draw:frame>
        <draw:frame draw:style-name="gr1" draw:text-style-name="P1" draw:layer="layout" svg:width="4.591cm" svg:height="0.721cm" svg:x="21.77cm" svg:y="9.83cm">
          <draw:text-box>
            <text:p><text:span text:style-name="T1">Named Simple States</text:span></text:p>
          </draw:text-box>
        </draw:frame>
        <draw:frame draw:style-name="gr1" draw:text-style-name="P1" draw:layer="layout" svg:width="2.995cm" svg:height="0.721cm" svg:x="21.77cm" svg:y="13.172cm">
          <draw:text-box>
            <text:p><text:span text:style-name="T1">Macro States</text:span></text:p>
          </draw:text-box>
        </draw:frame>
        <draw:frame draw:style-name="gr1" draw:text-style-name="P1" draw:layer="layout" svg:width="3.779cm" svg:height="0.721cm" svg:x="11.767cm" svg:y="7.994cm">
          <draw:text-box>
            <text:p><text:span text:style-name="T1">Transition Priority</text:span></text:p>
          </draw:text-box>
        </draw:frame>
        <draw:line draw:style-name="gr3" draw:text-style-name="P2" draw:layer="layout" svg:x1="15.569cm" svg:y1="8.396cm" svg:x2="17.281cm" svg:y2="7.988cm">
          <text:p/>
        </draw:line>
        <draw:frame draw:style-name="gr1" draw:text-style-name="P1" draw:layer="layout" svg:width="5.197cm" svg:height="0.721cm" svg:x="8.821cm" svg:y="8.903cm">
          <draw:text-box>
            <text:p><text:span text:style-name="T1">Weak Abortion Transition</text:span></text:p>
          </draw:text-box>
        </draw:frame>
        <draw:line draw:style-name="gr3" draw:text-style-name="P2" draw:layer="layout" svg:x1="11.303cm" svg:y1="9.483cm" svg:x2="10.406cm" svg:y2="10.108cm">
          <text:p/>
        </draw:line>
        <draw:frame draw:style-name="gr1" draw:text-style-name="P1" draw:layer="layout" svg:width="2.344cm" svg:height="1.661cm" svg:x="9.185cm" svg:y="11.046cm">
          <draw:text-box>
            <text:p><text:span text:style-name="T1">Strong </text:span></text:p>
            <text:p><text:span text:style-name="T1">Abortion</text:span></text:p>
            <text:p><text:span text:style-name="T1">Transition</text:span></text:p>
          </draw:text-box>
        </draw:frame>
        <draw:line draw:style-name="gr3" draw:text-style-name="P2" draw:layer="layout" svg:x1="9.863cm" svg:y1="12.635cm" svg:x2="9.157cm" svg:y2="13.45cm">
          <text:p/>
        </draw:line>
        <draw:frame draw:style-name="gr1" draw:text-style-name="P1" draw:layer="layout" svg:width="2.686cm" svg:height="1.661cm" svg:x="15.868cm" svg:y="11.047cm">
          <draw:text-box>
            <text:p><text:span text:style-name="T1">Normal </text:span></text:p>
            <text:p><text:span text:style-name="T1">Termination</text:span></text:p>
            <text:p><text:span text:style-name="T1">Transition</text:span></text:p>
          </draw:text-box>
        </draw:frame>
        <draw:line draw:style-name="gr3" draw:text-style-name="P2" draw:layer="layout" svg:x1="16.52cm" svg:y1="12.608cm" svg:x2="16.004cm" svg:y2="13.396cm">
          <text:p/>
        </draw:line>
        <draw:frame draw:style-name="gr1" draw:text-style-name="P1" draw:layer="layout" svg:width="3.745cm" svg:height="0.721cm" svg:x="10.353cm" svg:y="15.857cm">
          <draw:text-box>
            <text:p><text:span text:style-name="T1">Transition Effects</text:span></text:p>
          </draw:text-box>
        </draw:frame>
        <draw:line draw:style-name="gr3" draw:text-style-name="P2" draw:layer="layout" svg:x1="10.923cm" svg:y1="15.923cm" svg:x2="10.705cm" svg:y2="13.423cm">
          <text:p/>
        </draw:line>
        <draw:frame draw:style-name="gr1" draw:text-style-name="P1" draw:layer="layout" svg:width="5.298cm" svg:height="0.721cm" svg:x="14.483cm" svg:y="15.83cm">
          <draw:text-box>
            <text:p><text:span text:style-name="T1">State Actions/Suspension</text:span></text:p>
          </draw:text-box>
        </draw:frame>
        <draw:line draw:style-name="gr3" draw:text-style-name="P2" draw:layer="layout" svg:x1="16.14cm" svg:y1="15.868cm" svg:x2="14.537cm" svg:y2="13.314cm">
          <text:p/>
        </draw:line>
        <draw:frame draw:style-name="gr1" draw:text-style-name="P1" draw:layer="layout" svg:width="2.382cm" svg:height="0.721cm" svg:x="1.808cm" svg:y="11.674cm">
          <draw:text-box>
            <text:p><text:span text:style-name="T1">Region ID</text:span></text:p>
          </draw:text-box>
        </draw:frame>
        <draw:line draw:style-name="gr3" draw:text-style-name="P2" draw:layer="layout" svg:x1="4.239cm" svg:y1="12.01cm" svg:x2="7.092cm" svg:y2="11.82cm">
          <text:p/>
        </draw:line>
        <draw:frame draw:style-name="gr1" draw:text-style-name="P1" draw:layer="layout" svg:width="3.889cm" svg:height="0.721cm" svg:x="17.472cm" svg:y="14.69cm">
          <draw:text-box>
            <text:p><text:span text:style-name="T1">History Connector</text:span></text:p>
          </draw:text-box>
        </draw:frame>
        <draw:line draw:style-name="gr3" draw:text-style-name="P2" draw:layer="layout" svg:x1="17.525cm" svg:y1="14.972cm" svg:x2="16.14cm" svg:y2="14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8T14:06:22</meta:creation-date>
    <dc:date>2010-01-22T14:22:31</dc:date>
    <meta:editing-duration>PT03H57M57S</meta:editing-duration>
    <meta:editing-cycles>4</meta:editing-cycles>
    <meta:generator>OpenOffice.org/3.0$Unix OpenOffice.org_project/300m9$Build-9358</meta:gener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